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36.49mm" svg:height="154.06mm" svg:x="174.38mm" svg:y="5.58mm">
            <loext:p draw:notify-on-update-of-ranges="Sheet1.C2:Sheet1.C11 Sheet1.D2:Sheet1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8.42mm" svg:height="150.08mm" svg:x="177.72mm" svg:y="163.09mm">
            <loext:p draw:notify-on-update-of-ranges="Sheet1.C2:Sheet1.C11 Sheet1.E2:Sheet1.E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kb_rus_noun_mul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60240000" calcext:value-type="float">
            <text:p>60240000</text:p>
          </table:table-cell>
          <table:table-cell table:style-name="ce1" office:value-type="float" office:value="8.65103517930844" calcext:value-type="float">
            <text:p>8,65</text:p>
          </table:table-cell>
          <table:table-cell table:formula="of:=(1000000*[.D2])/[.C2]" office:value-type="float" office:value="0.143609481728228" calcext:value-type="float">
            <text:p>0,14</text:p>
          </table:table-cell>
        </table:table-row>
        <table:table-row table:style-name="ro1">
          <table:table-cell office:value-type="string" calcext:value-type="string">
            <text:p>kb_rus_noun_mul</text:p>
          </table:table-cell>
          <table:table-cell table:style-name="ce1" office:value-type="string" calcext:value-type="string">
            <text:p>1-0_sc_WORD,rule</text:p>
          </table:table-cell>
          <table:table-cell table:style-name="ce1" office:value-type="float" office:value="2469840" calcext:value-type="float">
            <text:p>2469840</text:p>
          </table:table-cell>
          <table:table-cell table:style-name="ce1" office:value-type="float" office:value="6.43850459745545" calcext:value-type="float">
            <text:p>6,44</text:p>
          </table:table-cell>
          <table:table-cell table:style-name="ce2" table:formula="of:=(1000000*[.D3])/[.C3]" office:value-type="float" office:value="2.60685088809617" calcext:value-type="float">
            <text:p>2,61</text:p>
          </table:table-cell>
        </table:table-row>
        <table:table-row table:style-name="ro1">
          <table:table-cell office:value-type="string" calcext:value-type="string">
            <text:p>kb_rus_noun_mul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6024000" calcext:value-type="float">
            <text:p>6024000</text:p>
          </table:table-cell>
          <table:table-cell table:style-name="ce1" office:value-type="float" office:value="5.70558854861622" calcext:value-type="float">
            <text:p>5,71</text:p>
          </table:table-cell>
          <table:table-cell table:formula="of:=(1000000*[.D4])/[.C4]" office:value-type="float" office:value="0.947142853355946" calcext:value-type="float">
            <text:p>0,95</text:p>
          </table:table-cell>
        </table:table-row>
        <table:table-row table:style-name="ro1">
          <table:table-cell office:value-type="string" calcext:value-type="string">
            <text:p>kb_rus_noun_mul</text:p>
          </table:table-cell>
          <table:table-cell office:value-type="string" calcext:value-type="string">
            <text:p>1-0_Word,rule</text:p>
          </table:table-cell>
          <table:table-cell office:value-type="float" office:value="602400" calcext:value-type="float">
            <text:p>602400</text:p>
          </table:table-cell>
          <table:table-cell office:value-type="float" office:value="5.35038828607379" calcext:value-type="float">
            <text:p>5,35</text:p>
          </table:table-cell>
          <table:table-cell table:style-name="ce2" table:formula="of:=(1000000*[.D5])/[.C5]" office:value-type="float" office:value="8.88178666346911" calcext:value-type="float">
            <text:p>8,88</text:p>
          </table:table-cell>
        </table:table-row>
        <table:table-row table:style-name="ro1">
          <table:table-cell office:value-type="string" calcext:value-type="string">
            <text:p>kb_rus_noun_mul</text:p>
          </table:table-cell>
          <table:table-cell office:value-type="string" calcext:value-type="string">
            <text:p>ddd_Word,rule</text:p>
          </table:table-cell>
          <table:table-cell office:value-type="float" office:value="60240000" calcext:value-type="float">
            <text:p>60240000</text:p>
          </table:table-cell>
          <table:table-cell office:value-type="float" office:value="5.35038828607379" calcext:value-type="float">
            <text:p>5,35</text:p>
          </table:table-cell>
          <table:table-cell table:formula="of:=(1000000*[.D6])/[.C6]" office:value-type="float" office:value="0.0888178666346911" calcext:value-type="float">
            <text:p>0,09</text:p>
          </table:table-cell>
        </table:table-row>
        <table:table-row table:style-name="ro1">
          <table:table-cell office:value-type="string" calcext:value-type="string">
            <text:p>kb_rus_noun_mul</text:p>
          </table:table-cell>
          <table:table-cell office:value-type="string" calcext:value-type="string">
            <text:p>Word_dddd,rule</text:p>
          </table:table-cell>
          <table:table-cell office:value-type="float" office:value="602400000" calcext:value-type="float">
            <text:p>602400000</text:p>
          </table:table-cell>
          <table:table-cell office:value-type="float" office:value="4.58451231543237" calcext:value-type="float">
            <text:p>4,58</text:p>
          </table:table-cell>
          <table:table-cell table:formula="of:=(1000000*[.D7])/[.C7]" office:value-type="float" office:value="0.0076104122102131" calcext:value-type="float">
            <text:p>0,01</text:p>
          </table:table-cell>
        </table:table-row>
        <table:table-row table:style-name="ro1">
          <table:table-cell office:value-type="string" calcext:value-type="string">
            <text:p>kb_rus_noun_mul</text:p>
          </table:table-cell>
          <table:table-cell office:value-type="string" calcext:value-type="string">
            <text:p>Word_mon_dd,rule</text:p>
          </table:table-cell>
          <table:table-cell office:value-type="float" office:value="78372240" calcext:value-type="float">
            <text:p>78372240</text:p>
          </table:table-cell>
          <table:table-cell office:value-type="float" office:value="4.58451231543237" calcext:value-type="float">
            <text:p>4,58</text:p>
          </table:table-cell>
          <table:table-cell table:formula="of:=(1000000*[.D8])/[.C8]" office:value-type="float" office:value="0.0584966349747356" calcext:value-type="float">
            <text:p>0,06</text:p>
          </table:table-cell>
        </table:table-row>
        <table:table-row table:style-name="ro1">
          <table:table-cell office:value-type="string" calcext:value-type="string">
            <text:p>kb_rus_noun_mul</text:p>
          </table:table-cell>
          <table:table-cell office:value-type="string" calcext:value-type="string">
            <text:p>Word_pd,rule</text:p>
          </table:table-cell>
          <table:table-cell office:value-type="float" office:value="4156560" calcext:value-type="float">
            <text:p>4156560</text:p>
          </table:table-cell>
          <table:table-cell office:value-type="float" office:value="4.58451231543237" calcext:value-type="float">
            <text:p>4,58</text:p>
          </table:table-cell>
          <table:table-cell table:formula="of:=(1000000*[.D9])/[.C9]" office:value-type="float" office:value="1.10295829133523" calcext:value-type="float">
            <text:p>1,1</text:p>
          </table:table-cell>
        </table:table-row>
        <table:table-row table:style-name="ro1">
          <table:table-cell office:value-type="string" calcext:value-type="string">
            <text:p>kb_rus_noun_mul</text:p>
          </table:table-cell>
          <table:table-cell office:value-type="string" calcext:value-type="string">
            <text:p>Word_year,rule</text:p>
          </table:table-cell>
          <table:table-cell office:value-type="float" office:value="7831200" calcext:value-type="float">
            <text:p>7831200</text:p>
          </table:table-cell>
          <table:table-cell office:value-type="float" office:value="4.58451231543237" calcext:value-type="float">
            <text:p>4,58</text:p>
          </table:table-cell>
          <table:table-cell table:formula="of:=(1000000*[.D10])/[.C10]" office:value-type="float" office:value="0.585416323862546" calcext:value-type="float">
            <text:p>0,59</text:p>
          </table:table-cell>
        </table:table-row>
        <table:table-row table:style-name="ro1">
          <table:table-cell office:value-type="string" calcext:value-type="string">
            <text:p>kb_rus_noun_mul</text:p>
          </table:table-cell>
          <table:table-cell office:value-type="string" calcext:value-type="string">
            <text:p>word_dd_sc,rule</text:p>
          </table:table-cell>
          <table:table-cell office:value-type="float" office:value="42228240" calcext:value-type="float">
            <text:p>42228240</text:p>
          </table:table-cell>
          <table:table-cell office:value-type="float" office:value="4.58451231543237" calcext:value-type="float">
            <text:p>4,58</text:p>
          </table:table-cell>
          <table:table-cell table:formula="of:=(1000000*[.D11])/[.C11]" office:value-type="float" office:value="0.108565081458104" calcext:value-type="float">
            <text:p>0,11</text:p>
          </table:table-cell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kb_rus_noun_mul</text:p>
          </table:table-cell>
          <table:table-cell table:style-name="ce1" office:value-type="string" calcext:value-type="string">
            <text:p>1-0_sc_WORD,rule</text:p>
          </table:table-cell>
          <table:table-cell table:style-name="ce1" office:value-type="float" office:value="2469840" calcext:value-type="float">
            <text:p>2469840</text:p>
          </table:table-cell>
          <table:table-cell table:style-name="ce1" office:value-type="float" office:value="6.43850459745545" calcext:value-type="float">
            <text:p>6,44</text:p>
          </table:table-cell>
          <table:table-cell table:style-name="ce2" table:formula="of:=(1000000*[.D25])/[.C25]" office:value-type="float" office:value="2.60685088809617" calcext:value-type="float">
            <text:p>2,61</text:p>
          </table:table-cell>
        </table:table-row>
        <table:table-row table:style-name="ro1">
          <table:table-cell office:value-type="string" calcext:value-type="string">
            <text:p>kb_rus_noun_mul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6024000" calcext:value-type="float">
            <text:p>6024000</text:p>
          </table:table-cell>
          <table:table-cell table:style-name="ce1" office:value-type="float" office:value="5.70558854861622" calcext:value-type="float">
            <text:p>5,71</text:p>
          </table:table-cell>
          <table:table-cell table:formula="of:=(1000000*[.D26])/[.C26]" office:value-type="float" office:value="0.947142853355946" calcext:value-type="float">
            <text:p>0,95</text:p>
          </table:table-cell>
        </table:table-row>
        <table:table-row table:style-name="ro1">
          <table:table-cell office:value-type="string" calcext:value-type="string">
            <text:p>kb_rus_noun_mul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60240000" calcext:value-type="float">
            <text:p>60240000</text:p>
          </table:table-cell>
          <table:table-cell table:style-name="ce1" office:value-type="float" office:value="8.65103517930844" calcext:value-type="float">
            <text:p>8,65</text:p>
          </table:table-cell>
          <table:table-cell table:formula="of:=(1000000*[.D27])/[.C27]" office:value-type="float" office:value="0.143609481728228" calcext:value-type="float">
            <text:p>0,14</text:p>
          </table:table-cell>
        </table:table-row>
        <table:table-row table:style-name="ro1">
          <table:table-cell office:value-type="string" calcext:value-type="string">
            <text:p>kb_rus_noun_mul</text:p>
          </table:table-cell>
          <table:table-cell office:value-type="string" calcext:value-type="string">
            <text:p>1-0_Word,rule</text:p>
          </table:table-cell>
          <table:table-cell office:value-type="float" office:value="602400" calcext:value-type="float">
            <text:p>602400</text:p>
          </table:table-cell>
          <table:table-cell office:value-type="float" office:value="5.35038828607379" calcext:value-type="float">
            <text:p>5,35</text:p>
          </table:table-cell>
          <table:table-cell table:style-name="ce2" table:formula="of:=(1000000*[.D28])/[.C28]" office:value-type="float" office:value="8.88178666346911" calcext:value-type="float">
            <text:p>8,88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26:Sheet1.E27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2:06:19.6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45S</meta:editing-duration>
    <meta:editing-cycles>4</meta:editing-cycles>
    <meta:generator>LibreOffice/5.2.0.4$Windows_x86 LibreOffice_project/066b007f5ebcc236395c7d282ba488bca6720265</meta:generator>
    <dc:date>2016-08-13T22:10:10.314000000</dc:date>
    <meta:document-statistic meta:table-count="3" meta:cell-count="8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5cm" svg:height="15.407cm" xlink:href=".." xlink:type="simple" chart:class="chart:scatter" chart:style-name="ch1">
        <chart:plot-area chart:style-name="ch2" table:cell-range-address="Sheet1.C2:Sheet1.D11" svg:x="0.473cm" svg:y="0.308cm" svg:width="22.704cm" svg:height="14.791cm">
          <chartooo:coordinate-region svg:x="0.909cm" svg:y="0.508cm" svg:width="21.249cm" svg:height="13.94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11" chart:class="chart:scatter">
            <chart:domain table:cell-range-address="Sheet1.C2:Sheet1.C11"/>
            <chart:mean-value chart:style-name="ch6"/>
            <chart:regression-curve chart:style-name="ch7"/>
            <chart:data-point chart:repeated="2"/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240000">
                <text:p>60240000</text:p>
                <draw:g>
                  <svg:desc>Sheet1.C2:Sheet1.C11</svg:desc>
                </draw:g>
              </table:table-cell>
              <table:table-cell office:value-type="float" office:value="8.65103517930844">
                <text:p>8.65103517930844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69840">
                <text:p>2469840</text:p>
              </table:table-cell>
              <table:table-cell office:value-type="float" office:value="6.43850459745545">
                <text:p>6.43850459745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24000">
                <text:p>6024000</text:p>
              </table:table-cell>
              <table:table-cell office:value-type="float" office:value="5.70558854861622">
                <text:p>5.70558854861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2400">
                <text:p>60240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240000">
                <text:p>6024000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2400000">
                <text:p>6024000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372240">
                <text:p>7837224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56560">
                <text:p>415656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31200">
                <text:p>78312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228240">
                <text:p>42228240</text:p>
              </table:table-cell>
              <table:table-cell office:value-type="float" office:value="4.58451231543237">
                <text:p>4.58451231543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43cm" svg:height="15.009cm" xlink:href=".." xlink:type="simple" chart:class="chart:scatter" chart:style-name="ch1">
        <chart:plot-area chart:style-name="ch2" table:cell-range-address="Sheet1.C2:Sheet1.C11 Sheet1.E2:Sheet1.E11" svg:x="0.456cm" svg:y="0.3cm" svg:width="21.931cm" svg:height="14.409cm">
          <chartooo:coordinate-region svg:x="0.892cm" svg:y="0.499cm" svg:width="20.475cm" svg:height="13.56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11" chart:class="chart:scatter">
            <chart:domain table:cell-range-address="Sheet1.C2:Sheet1.C11"/>
            <chart:mean-value chart:style-name="ch6"/>
            <chart:regression-curve chart:style-name="ch7"/>
            <chart:data-point/>
            <chart:data-point chart:style-name="ch8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240000">
                <text:p>60240000</text:p>
                <draw:g>
                  <svg:desc>Sheet1.C2:Sheet1.C11</svg:desc>
                </draw:g>
              </table:table-cell>
              <table:table-cell office:value-type="float" office:value="0.143609481728228">
                <text:p>0.143609481728228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69840">
                <text:p>2469840</text:p>
              </table:table-cell>
              <table:table-cell office:value-type="float" office:value="2.60685088809617">
                <text:p>2.60685088809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24000">
                <text:p>6024000</text:p>
              </table:table-cell>
              <table:table-cell office:value-type="float" office:value="0.947142853355946">
                <text:p>0.947142853355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2400">
                <text:p>602400</text:p>
              </table:table-cell>
              <table:table-cell office:value-type="float" office:value="8.88178666346911">
                <text:p>8.88178666346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240000">
                <text:p>60240000</text:p>
              </table:table-cell>
              <table:table-cell office:value-type="float" office:value="0.0888178666346911">
                <text:p>0.08881786663469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2400000">
                <text:p>602400000</text:p>
              </table:table-cell>
              <table:table-cell office:value-type="float" office:value="0.0076104122102131">
                <text:p>0.0076104122102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372240">
                <text:p>78372240</text:p>
              </table:table-cell>
              <table:table-cell office:value-type="float" office:value="0.0584966349747356">
                <text:p>0.0584966349747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56560">
                <text:p>4156560</text:p>
              </table:table-cell>
              <table:table-cell office:value-type="float" office:value="1.10295829133523">
                <text:p>1.10295829133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31200">
                <text:p>7831200</text:p>
              </table:table-cell>
              <table:table-cell office:value-type="float" office:value="0.585416323862546">
                <text:p>0.5854163238625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228240">
                <text:p>42228240</text:p>
              </table:table-cell>
              <table:table-cell office:value-type="float" office:value="0.108565081458104">
                <text:p>0.1085650814581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